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10T17:41:04</dc:date>
    <meta:editing-duration>PT16H42M16S</meta:editing-duration>
    <meta:editing-cycles>33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73" meta:character-count="2221" meta:non-whitespace-character-count="1873"/>
  </office:meta>
</office:document-meta>
</file>